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54in"/>
    </style:style>
    <style:style style:name="co4" style:family="table-column">
      <style:table-column-properties fo:break-before="auto" style:column-width="1.7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21"/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0.74pt solid #000000" fo:border-left="none" fo:border-right="0.74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9" style:family="table-cell" style:parent-style-name="Default" style:data-style-name="N10">
      <style:table-cell-properties fo:border-bottom="none" fo:border-left="0.74pt solid #000000" fo:border-right="none" fo:border-top="none"/>
    </style:style>
    <style:style style:name="ce10" style:family="table-cell" style:parent-style-name="Default" style:data-style-name="N10">
      <style:table-cell-properties fo:border-bottom="0.74pt solid #000000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3"/>
        <table:table-column table:style-name="co4" table:default-cell-style-name="ce6"/>
        <table:table-column table:style-name="co2" table:default-cell-style-name="ce9"/>
        <table:table-column table:style-name="co2" table:number-columns-repeated="4" table:default-cell-style-name="Default"/>
        <table:table-row table:style-name="ro1">
          <table:table-cell table:number-columns-repeated="6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Rhymes</text:p>
          </table:table-cell>
          <table:table-cell office:value-type="string" calcext:value-type="string">
            <text:p>Alliterations</text:p>
          </table:table-cell>
          <table:table-cell office:value-type="string" calcext:value-type="string">
            <text:p>Meter</text:p>
          </table:table-cell>
          <table:table-cell table:number-columns-repeated="2"/>
          <table:table-cell table:style-name="Default" table:number-columns-repeated="2"/>
          <table:table-cell table:style-name="ce8"/>
          <table:table-cell office:value-type="string" calcext:value-type="string">
            <text:p>Counts</text:p>
          </table:table-cell>
          <table:table-cell/>
          <table:table-cell office:value-type="string" calcext:value-type="string">
            <text:p>Total</text:p>
          </table:table-cell>
          <table:table-cell table:formula="of:=5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table:style-name="ce1" office:value-type="percentage" office:value="0.446" calcext:value-type="percentage">
            <text:p>44.6%</text:p>
          </table:table-cell>
          <table:table-cell table:style-name="ce1" office:value-type="percentage" office:value="0.226" calcext:value-type="percentage">
            <text:p>22.6%</text:p>
          </table:table-cell>
          <table:table-cell table:style-name="ce1" office:value-type="percentage" office:value="0.353" calcext:value-type="percentage">
            <text:p>35.3%</text:p>
          </table:table-cell>
          <table:table-cell table:number-columns-repeated="2"/>
          <table:table-cell table:style-name="ce2" office:value-type="string" calcext:value-type="string">
            <text:p>Noise</text:p>
          </table:table-cell>
          <table:table-cell office:value-type="string" calcext:value-type="string">
            <text:p>Poetic Contractions</text:p>
          </table:table-cell>
          <table:table-cell table:formula="of:=[.J3]/[.$M$2]" office:value-type="percentage" office:value="0.12" calcext:value-type="percentage">
            <text:p>12%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-Neo 1.3B</text:p>
          </table:table-cell>
          <table:table-cell table:number-columns-repeated="6"/>
          <table:table-cell office:value-type="string" calcext:value-type="string">
            <text:p>Old English and Dialects</text:p>
          </table:table-cell>
          <table:table-cell table:formula="of:=[.J4]/[.$M$2]" office:value-type="percentage" office:value="0.16" calcext:value-type="percentage">
            <text:p>16%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oreign Language</text:p>
          </table:table-cell>
          <table:table-cell table:formula="of:=[.J5]/[.$M$2]" office:value-type="percentage" office:value="0.12" calcext:value-type="percentage">
            <text:p>12%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ew Annotations</text:p>
          </table:table-cell>
          <table:table-cell table:formula="of:=[.J6]/[.$M$2]" office:value-type="percentage" office:value="0.54" calcext:value-type="percentage">
            <text:p>54%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/>
          <table:table-cell table:style-name="ce7" office:value-type="string" calcext:value-type="string">
            <text:p>Many Annotations</text:p>
          </table:table-cell>
          <table:table-cell table:style-name="ce10" table:formula="of:=[.J7]/[.$M$2]" office:value-type="percentage" office:value="0.1" calcext:value-type="percentage">
            <text:p>10%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ype of Writing</text:p>
          </table:table-cell>
          <table:table-cell office:value-type="string" calcext:value-type="string">
            <text:p>Poems</text:p>
          </table:table-cell>
          <table:table-cell table:formula="of:=[.J8]/[.$M$2]" office:value-type="percentage" office:value="0.88" calcext:value-type="percentage">
            <text:p>88%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lays</text:p>
          </table:table-cell>
          <table:table-cell table:formula="of:=[.J9]/[.$M$2]" office:value-type="percentage" office:value="0.04" calcext:value-type="percentage">
            <text:p>4%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ongs</text:p>
          </table:table-cell>
          <table:table-cell table:formula="of:=[.J10]/[.$M$2]" office:value-type="percentage" office:value="0.06" calcext:value-type="percentage">
            <text:p>6%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Treaty of Poetry</text:p>
          </table:table-cell>
          <table:table-cell table:formula="of:=[.J11]/[.$M$2]" office:value-type="percentage" office:value="0.02" calcext:value-type="percentage">
            <text:p>2%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6:39:14.554728417</meta:creation-date>
    <dc:date>2022-10-31T21:45:18.727485656</dc:date>
    <meta:editing-duration>PT52M21S</meta:editing-duration>
    <meta:editing-cycles>3</meta:editing-cycles>
    <meta:generator>LibreOffice/7.3.6.2$Linux_X86_64 LibreOffice_project/30$Build-2</meta:generator>
    <meta:document-statistic meta:table-count="1" meta:cell-count="40" meta:object-count="0"/>
  </office:meta>
</office:document-meta>
</file>